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D0000010D9080349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Par_20_défaut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21f357"/>
    </style:style>
    <style:style style:name="P2" style:family="paragraph" style:parent-style-name="Par_20_défaut">
      <style:paragraph-properties fo:margin-left="0cm" fo:margin-top="0cm" fo:margin-bottom="0cm" style:contextual-spacing="false" fo:line-height="100%" fo:text-align="center" style:justify-single-word="false" fo:hyphenation-ladder-count="no-limit" fo:hyphenation-keep="page" loext:hyphenation-keep-type="column" fo:text-indent="0cm" style:auto-text-indent="false"/>
      <style:text-properties fo:color="#26282b" loext:opacity="100%" style:font-name="Trebuchet MS" fo:font-size="10.5pt" officeooo:rsid="001cdb0a" officeooo:paragraph-rsid="0029a323" style:font-size-asian="10.5pt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ar_20_défaut">
      <style:paragraph-properties fo:margin-left="0cm" fo:margin-top="0cm" fo:margin-bottom="0cm" style:contextual-spacing="false" fo:line-height="100%" fo:text-align="center" style:justify-single-word="false" fo:hyphenation-ladder-count="no-limit" fo:hyphenation-keep="page" loext:hyphenation-keep-type="column" fo:text-indent="0cm" style:auto-text-indent="false"/>
      <style:text-properties officeooo:paragraph-rsid="0029a32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Par_20_défaut">
      <style:paragraph-properties fo:margin-left="0cm" fo:margin-top="0cm" fo:margin-bottom="0cm" style:contextual-spacing="false" fo:line-height="100%" fo:text-align="justify" style:justify-single-word="false" fo:hyphenation-ladder-count="no-limit" fo:hyphenation-keep="page" loext:hyphenation-keep-type="column" fo:text-indent="0cm" style:auto-text-indent="false"/>
      <style:text-properties officeooo:paragraph-rsid="0029a32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Par_20_défaut">
      <style:paragraph-properties fo:margin-left="0cm" fo:margin-top="0cm" fo:margin-bottom="0cm" style:contextual-spacing="false" fo:line-height="100%" fo:hyphenation-ladder-count="no-limit" fo:hyphenation-keep="page" loext:hyphenation-keep-type="column" fo:text-indent="0cm" style:auto-text-indent="false"/>
      <style:text-properties fo:color="#26282b" loext:opacity="100%" style:font-name="Trebuchet MS" fo:font-size="10.5pt" officeooo:paragraph-rsid="001cdb0a" style:font-size-asian="10.5pt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Par_20_défaut" style:list-style-name="L1">
      <style:paragraph-properties fo:margin-top="0cm" fo:margin-bottom="0cm" style:contextual-spacing="false" fo:line-height="100%" fo:text-align="justify" style:justify-single-word="false" fo:hyphenation-ladder-count="no-limit" fo:hyphenation-keep="page" loext:hyphenation-keep-type="column"/>
      <style:text-properties officeooo:paragraph-rsid="0025239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Par_20_défaut" style:list-style-name="L1">
      <style:paragraph-properties fo:margin-top="0cm" fo:margin-bottom="0cm" style:contextual-spacing="false" fo:line-height="100%" fo:text-align="justify" style:justify-single-word="false" fo:hyphenation-ladder-count="no-limit" fo:hyphenation-keep="page" loext:hyphenation-keep-type="column"/>
      <style:text-properties fo:font-size="10pt" officeooo:paragraph-rsid="0025e30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Par_20_défaut" style:list-style-name="L1" style:master-page-name="">
      <loext:graphic-properties draw:fill="none" draw:fill-color="#ffffff"/>
      <style:paragraph-properties fo:margin-left="0.3cm" fo:margin-right="0cm" fo:margin-top="0cm" fo:margin-bottom="0cm" style:contextual-spacing="false" fo:line-height="100%" fo:text-align="justify" style:justify-single-word="false" fo:keep-together="auto" fo:orphans="2" fo:widows="2" fo:hyphenation-ladder-count="no-limit" fo:hyphenation-keep="page" loext:hyphenation-keep-type="column" fo:text-indent="-1.101cm" style:auto-text-indent="false" style:page-number="auto" fo:break-before="auto" fo:break-after="auto" fo:background-color="transparent" fo:padding="0cm" fo:border="none" style:shadow="none" fo:keep-with-next="auto" text:number-lines="true" text:line-number="0" style:writing-mode="lr-tb" style:join-border="false">
        <style:tab-stops>
          <style:tab-stop style:position="-0.564cm"/>
        </style:tab-stops>
      </style:paragraph-properties>
      <style:text-properties fo:font-size="10pt" officeooo:paragraph-rsid="0025e30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Par_20_défaut" style:list-style-name="L1">
      <loext:graphic-properties draw:fill="none" draw:fill-color="#ffffff"/>
      <style:paragraph-properties fo:margin-left="0.3cm" fo:margin-right="0cm" fo:margin-top="0cm" fo:margin-bottom="0cm" style:contextual-spacing="false" fo:line-height="100%" fo:text-align="justify" style:justify-single-word="false" fo:orphans="2" fo:widows="2" fo:hyphenation-ladder-count="no-limit" fo:hyphenation-keep="page" loext:hyphenation-keep-type="column" fo:text-indent="-1.101cm" style:auto-text-indent="false" fo:background-color="transparent" fo:padding="0cm" fo:border="none" style:shadow="none" text:number-lines="true" text:line-number="0" style:writing-mode="lr-tb" style:join-border="false">
        <style:tab-stops>
          <style:tab-stop style:position="-0.564cm"/>
        </style:tab-stops>
      </style:paragraph-properties>
      <style:text-properties fo:color="#26282b" loext:opacity="100%" style:text-outline="false" style:font-name="Trebuchet MS" fo:font-size="10pt" fo:language="pt" fo:country="PT" officeooo:paragraph-rsid="0025e30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Par_20_défaut" style:list-style-name="L1">
      <loext:graphic-properties draw:fill="none" draw:fill-color="#ffffff"/>
      <style:paragraph-properties fo:margin-left="0.3cm" fo:margin-right="0cm" fo:margin-top="0cm" fo:margin-bottom="0cm" style:contextual-spacing="false" fo:line-height="100%" fo:text-align="justify" style:justify-single-word="false" fo:orphans="2" fo:widows="2" fo:hyphenation-ladder-count="no-limit" fo:hyphenation-keep="page" loext:hyphenation-keep-type="column" fo:text-indent="-1.101cm" style:auto-text-indent="false" fo:background-color="transparent" fo:padding="0cm" fo:border="none" style:shadow="none" text:number-lines="true" text:line-number="0" style:writing-mode="lr-tb" style:join-border="false">
        <style:tab-stops>
          <style:tab-stop style:position="-0.564cm"/>
        </style:tab-stops>
      </style:paragraph-properties>
      <style:text-properties fo:font-size="10pt" officeooo:paragraph-rsid="0025e30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Par_20_défaut" style:list-style-name="L1">
      <loext:graphic-properties draw:fill="none" draw:fill-color="#ffffff"/>
      <style:paragraph-properties fo:margin-left="0.3cm" fo:margin-right="0cm" fo:margin-top="0cm" fo:margin-bottom="0cm" style:contextual-spacing="false" fo:line-height="100%" fo:text-align="justify" style:justify-single-word="false" fo:orphans="2" fo:widows="2" fo:hyphenation-ladder-count="no-limit" fo:hyphenation-keep="page" loext:hyphenation-keep-type="column" fo:text-indent="-1.101cm" style:auto-text-indent="false" fo:background-color="transparent" fo:padding="0cm" fo:border="none" style:shadow="none" text:number-lines="true" text:line-number="0" style:writing-mode="lr-tb" style:join-border="false">
        <style:tab-stops>
          <style:tab-stop style:position="-0.564cm"/>
        </style:tab-stops>
      </style:paragraph-properties>
      <style:text-properties fo:color="#26282b" loext:opacity="100%" style:text-outline="false" style:font-name="Trebuchet MS" fo:font-size="10pt" fo:language="fr" fo:country="FR" officeooo:paragraph-rsid="0025e30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Par_20_défaut" style:list-style-name="L2" style:master-page-name="">
      <loext:graphic-properties draw:fill="none" draw:fill-color="#ffffff"/>
      <style:paragraph-properties fo:margin-left="0cm" fo:margin-right="0cm" fo:margin-top="0cm" fo:margin-bottom="0.101cm" style:contextual-spacing="false" fo:line-height="100%" fo:text-align="justify" style:justify-single-word="false" fo:keep-together="auto" fo:orphans="2" fo:widows="2" fo:hyphenation-ladder-count="no-limit" fo:hyphenation-keep="page" loext:hyphenation-keep-type="column" fo:text-indent="-0.6cm" style:auto-text-indent="false" style:page-number="auto" fo:break-before="auto" fo:break-after="auto" fo:background-color="transparent" fo:padding="0cm" fo:border="none" style:shadow="none" fo:keep-with-next="auto" text:number-lines="true" text:line-number="0" style:writing-mode="lr-tb" style:join-border="false">
        <style:tab-stops>
          <style:tab-stop style:position="-0.564cm"/>
        </style:tab-stops>
      </style:paragraph-properties>
      <style:text-properties style:font-name="Trebuchet MS" fo:font-size="10pt" officeooo:paragraph-rsid="0026b66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Par_20_défaut" style:list-style-name="L2">
      <loext:graphic-properties draw:fill="none" draw:fill-color="#ffffff"/>
      <style:paragraph-properties fo:margin-left="0cm" fo:margin-right="0cm" fo:margin-top="0cm" fo:margin-bottom="0.101cm" style:contextual-spacing="false" fo:line-height="100%" fo:text-align="justify" style:justify-single-word="false" fo:keep-together="auto" fo:orphans="2" fo:widows="2" fo:hyphenation-ladder-count="no-limit" fo:hyphenation-keep="page" loext:hyphenation-keep-type="column" fo:text-indent="-0.6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>
        <style:tab-stops>
          <style:tab-stop style:position="-0.564cm"/>
        </style:tab-stops>
      </style:paragraph-properties>
      <style:text-properties style:font-name="Trebuchet MS" fo:font-size="10pt" officeooo:paragraph-rsid="001e3ff3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Par_20_défaut" style:list-style-name="L3">
      <loext:graphic-properties draw:fill="none" draw:fill-color="#ffffff"/>
      <style:paragraph-properties fo:margin-left="0cm" fo:margin-right="0cm" fo:margin-top="0cm" fo:margin-bottom="0.706cm" style:contextual-spacing="false" fo:line-height="100%" fo:text-align="justify" style:justify-single-word="false" fo:keep-together="auto" fo:orphans="2" fo:widows="2" fo:hyphenation-ladder-count="no-limit" fo:hyphenation-keep="page" loext:hyphenation-keep-type="column" fo:text-indent="-0.6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>
        <style:tab-stops>
          <style:tab-stop style:position="-0.564cm"/>
        </style:tab-stops>
      </style:paragraph-properties>
      <style:text-properties style:font-name="Trebuchet MS" fo:font-size="10pt" officeooo:paragraph-rsid="001a3dba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Par_20_défaut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1a3dba"/>
    </style:style>
    <style:style style:name="P16" style:family="paragraph" style:parent-style-name="Par_20_défau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rebuchet MS" fo:font-size="10.5pt" officeooo:paragraph-rsid="001a3dba" style:font-size-asian="10.5pt" style:font-size-complex="10.5pt"/>
    </style:style>
    <style:style style:name="P17" style:family="paragraph" style:parent-style-name="Par_20_défau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28e0c6"/>
    </style:style>
    <style:style style:name="P18" style:family="paragraph" style:parent-style-name="Par_20_défau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rebuchet MS" fo:font-size="10.5pt" fo:language="fr" fo:country="FR" style:text-underline-style="none" officeooo:paragraph-rsid="0028e0c6" style:font-size-asian="10.5pt" style:font-size-complex="10.5pt"/>
    </style:style>
    <style:style style:name="P19" style:family="paragraph" style:parent-style-name="Par_20_défaut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28e0c6"/>
    </style:style>
    <style:style style:name="T1" style:family="text">
      <style:text-properties style:font-name="Times New Roman" fo:language="fr" fo:country="FR" style:text-underline-style="none" fo:font-weight="bold" style:font-family-asian="'Times New Roman'" style:font-family-generic-asian="system" style:font-pitch-asian="variable" style:font-weight-asian="bold" style:font-family-complex="'Times New Roman'" style:font-family-generic-complex="system" style:font-pitch-complex="variable" style:font-weight-complex="bold"/>
    </style:style>
    <style:style style:name="T2" style:family="text">
      <style:text-properties style:font-name="Trebuchet MS" fo:font-size="10pt" fo:language="fr" fo:country="FR" style:text-underline-style="solid" style:text-underline-width="auto" style:text-underline-color="font-color" fo:font-weight="bold" officeooo:rsid="002e4f24" style:font-size-asian="10pt" style:font-weight-asian="bold" style:font-size-complex="10pt" style:font-weight-complex="bold"/>
    </style:style>
    <style:style style:name="T3" style:family="text">
      <style:text-properties style:font-name="Trebuchet MS" fo:font-size="10pt" fo:language="fr" fo:country="FR" style:text-underline-style="none" fo:font-weight="bold" officeooo:rsid="002e4f24" style:font-size-asian="10pt" style:font-weight-asian="bold" style:font-size-complex="10pt" style:font-weight-complex="bold"/>
    </style:style>
    <style:style style:name="T4" style:family="text">
      <style:text-properties style:font-name="Trebuchet MS" fo:language="fr" fo:country="FR" style:text-underline-style="none" fo:font-weight="bold" style:font-weight-asian="bold" style:font-weight-complex="bold"/>
    </style:style>
    <style:style style:name="T5" style:family="text">
      <style:text-properties fo:text-transform="lowercase" style:font-name="Trebuchet MS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text-transform="lowercase" style:font-name="Trebuchet MS" fo:font-size="12pt" fo:language="fr" fo:country="FR" style:text-underline-style="none" fo:font-weight="bold" officeooo:rsid="0021f357" style:font-size-asian="12pt" style:font-weight-asian="bold" style:font-size-complex="12pt" style:font-weight-complex="bold"/>
    </style:style>
    <style:style style:name="T7" style:family="text">
      <style:text-properties fo:color="#26282b" loext:opacity="100%" style:text-outline="false" style:font-name="Times New Roman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T8" style:family="text">
      <style:text-properties fo:color="#26282b" loext:opacity="100%" style:font-name="Trebuchet MS" fo:font-size="10.5pt" officeooo:rsid="001cdb0a" style:font-size-asian="10.5pt" style:font-size-complex="10.5pt"/>
    </style:style>
    <style:style style:name="T9" style:family="text">
      <style:text-properties fo:color="#26282b" loext:opacity="100%" style:font-name="Trebuchet MS" fo:font-size="10.5pt" style:font-size-asian="10.5pt" style:font-size-complex="10.5pt"/>
    </style:style>
    <style:style style:name="T10" style:family="text">
      <style:text-properties fo:color="#26282b" loext:opacity="100%" style:font-name="Trebuchet MS" fo:font-size="10.5pt" officeooo:rsid="00252392" style:font-size-asian="10.5pt" style:font-size-complex="10.5pt"/>
    </style:style>
    <style:style style:name="T11" style:family="text">
      <style:text-properties fo:color="#26282b" loext:opacity="100%" style:font-name="Trebuchet MS" fo:font-size="10.5pt" officeooo:rsid="002b77dc" style:font-size-asian="10.5pt" style:font-size-complex="10.5pt"/>
    </style:style>
    <style:style style:name="T12" style:family="text">
      <style:text-properties fo:color="#26282b" loext:opacity="100%" style:font-name="Trebuchet MS" fo:font-size="10.5pt" fo:font-style="italic" style:font-size-asian="10.5pt" style:font-style-asian="italic" style:font-size-complex="10.5pt" style:font-style-complex="italic"/>
    </style:style>
    <style:style style:name="T13" style:family="text">
      <style:text-properties fo:color="#26282b" loext:opacity="100%" style:font-name="Trebuchet MS"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color="#26282b" loext:opacity="100%" style:font-name="Trebuchet MS" fo:font-size="10.5pt" officeooo:rsid="0028e0c6" style:font-size-asian="10.5pt" style:font-size-complex="10.5pt"/>
    </style:style>
    <style:style style:name="T15" style:family="text">
      <style:text-properties fo:color="#26282b" loext:opacity="100%" style:font-name="Trebuchet MS" fo:font-size="10.5pt" style:text-underline-style="solid" style:text-underline-width="auto" style:text-underline-color="font-color" officeooo:rsid="001f9823" style:font-size-asian="10.5pt" style:font-size-complex="10.5pt"/>
    </style:style>
    <style:style style:name="T16" style:family="text">
      <style:text-properties fo:color="#26282b" loext:opacity="100%" style:font-name="Trebuchet MS"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color="#26282b" loext:opacity="100%" style:font-name="Trebuchet MS" fo:font-size="10pt" style:text-underline-style="solid" style:text-underline-width="auto" style:text-underline-color="font-color" officeooo:rsid="001f9823" style:font-size-asian="10pt" style:font-size-complex="10pt"/>
    </style:style>
    <style:style style:name="T18" style:family="text">
      <style:text-properties fo:color="#26282b" loext:opacity="100%" style:font-name="Trebuchet MS" fo:font-size="10pt" style:text-underline-style="none" style:font-size-asian="10pt" style:font-size-complex="10pt"/>
    </style:style>
    <style:style style:name="T19" style:family="text">
      <style:text-properties fo:color="#26282b" loext:opacity="100%" style:font-name="Trebuchet MS" fo:font-size="10pt" officeooo:rsid="00252392" style:font-size-asian="10pt" style:font-size-complex="10pt"/>
    </style:style>
    <style:style style:name="T20" style:family="text">
      <style:text-properties fo:color="#26282b" loext:opacity="100%" style:font-name="Trebuchet MS" fo:font-size="10pt" style:font-size-asian="10pt" style:font-size-complex="10pt"/>
    </style:style>
    <style:style style:name="T21" style:family="text">
      <style:text-properties fo:color="#26282b" loext:opacity="100%" style:font-name="Trebuchet MS" fo:font-size="10pt" officeooo:rsid="001bc19c" style:font-size-asian="10pt" style:font-size-complex="10pt"/>
    </style:style>
    <style:style style:name="T22" style:family="text">
      <style:text-properties fo:color="#26282b" loext:opacity="100%" style:font-name="Trebuchet MS" fo:font-size="10pt" officeooo:rsid="001f9823" style:font-size-asian="10pt" style:font-size-complex="10pt"/>
    </style:style>
    <style:style style:name="T23" style:family="text">
      <style:text-properties fo:color="#26282b" loext:opacity="100%" style:font-name="Trebuchet MS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26282b" loext:opacity="100%" style:font-name="Trebuchet MS"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color="#26282b" loext:opacity="100%" style:font-name="Trebuchet MS" fo:font-size="10pt" fo:font-weight="normal" officeooo:rsid="001f9823" style:font-size-asian="10pt" style:font-weight-asian="normal" style:font-size-complex="10pt" style:font-weight-complex="normal"/>
    </style:style>
    <style:style style:name="T26" style:family="text">
      <style:text-properties fo:color="#26282b" loext:opacity="100%" style:font-name="Trebuchet MS" fo:font-size="10pt" fo:font-weight="normal" officeooo:rsid="00252392" style:font-size-asian="10pt" style:font-weight-asian="normal" style:font-size-complex="10pt" style:font-weight-complex="normal"/>
    </style:style>
    <style:style style:name="T27" style:family="text">
      <style:text-properties fo:color="#26282b" loext:opacity="100%" style:font-name="Trebuchet MS" fo:font-size="10pt" fo:font-style="italic" style:font-size-asian="10pt" style:font-style-asian="italic" style:font-size-complex="10pt" style:font-style-complex="italic"/>
    </style:style>
    <style:style style:name="T28" style:family="text">
      <style:text-properties fo:color="#26282b" loext:opacity="100%" style:text-outline="false" style:font-name="Trebuchet MS" fo:font-size="10pt" fo:language="fr" fo:country="FR" style:font-size-asian="10pt" style:font-size-complex="10pt"/>
    </style:style>
    <style:style style:name="T29" style:family="text">
      <style:text-properties fo:color="#26282b" loext:opacity="100%" style:text-outline="false" style:font-name="Trebuchet MS" fo:font-size="10pt" fo:language="fr" fo:country="FR" officeooo:rsid="002213cf" style:font-size-asian="10pt" style:font-size-complex="10pt"/>
    </style:style>
    <style:style style:name="T30" style:family="text">
      <style:text-properties fo:color="#26282b" loext:opacity="100%" style:text-outline="false" style:font-name="Trebuchet MS" fo:font-size="10pt" fo:language="fr" fo:country="FR" officeooo:rsid="00252392" style:font-size-asian="10pt" style:font-size-complex="10pt"/>
    </style:style>
    <style:style style:name="T31" style:family="text">
      <style:text-properties fo:color="#26282b" loext:opacity="100%" style:text-outline="false" style:font-name="Trebuchet MS" fo:font-size="10pt" fo:language="fr" fo:country="FR" officeooo:rsid="00207b89" style:font-size-asian="10pt" style:font-size-complex="10pt"/>
    </style:style>
    <style:style style:name="T32" style:family="text">
      <style:text-properties fo:color="#26282b" loext:opacity="100%" style:text-outline="false" style:font-name="Trebuchet MS" fo:font-size="10pt" fo:language="fr" fo:country="FR" officeooo:rsid="0025e30d" style:font-size-asian="10pt" style:font-size-complex="10pt"/>
    </style:style>
    <style:style style:name="T33" style:family="text">
      <style:text-properties fo:color="#26282b" loext:opacity="100%" style:text-outline="false" style:font-name="Trebuchet MS" fo:font-size="10pt" fo:language="fr" fo:country="FR" officeooo:rsid="001bc19c" style:font-size-asian="10pt" style:font-size-complex="10pt"/>
    </style:style>
    <style:style style:name="T34" style:family="text">
      <style:text-properties fo:color="#26282b" loext:opacity="100%" style:text-outline="false" style:font-name="Trebuchet MS" fo:font-size="10pt" fo:language="it" fo:country="IT" style:font-size-asian="10pt" style:font-size-complex="10pt"/>
    </style:style>
    <style:style style:name="T35" style:family="text">
      <style:text-properties fo:color="#26282b" loext:opacity="100%" style:text-outline="false" style:font-name="Trebuchet MS" fo:font-size="10pt" fo:language="it" fo:country="IT" officeooo:rsid="0025e30d" style:font-size-asian="10pt" style:font-size-complex="10pt"/>
    </style:style>
    <style:style style:name="T36" style:family="text">
      <style:text-properties fo:color="#26282b" loext:opacity="100%" style:font-name="Trebuchet MS" fo:font-weight="bold" style:font-weight-asian="bold" style:font-weight-complex="bold"/>
    </style:style>
    <style:style style:name="T37" style:family="text">
      <style:text-properties fo:color="#26282b" loext:opacity="100%" style:text-outline="false" style:font-name="Trebuchet MS" fo:language="fr" fo:country="FR" fo:font-weight="bold" style:font-weight-asian="bold" style:font-weight-complex="bold"/>
    </style:style>
    <style:style style:name="T38" style:family="text">
      <style:text-properties fo:color="#26282b" loext:opacity="100%" style:text-outline="false" style:font-name="Trebuchet MS" fo:language="fr" fo:country="FR" fo:font-weight="normal" style:font-weight-asian="normal" style:font-weight-complex="normal"/>
    </style:style>
    <style:style style:name="T39" style:family="text">
      <style:text-properties fo:color="#26282b" loext:opacity="100%" style:text-outline="false" style:font-name="Trebuchet MS" fo:language="fr" fo:country="FR"/>
    </style:style>
    <style:style style:name="T40" style:family="text">
      <style:text-properties fo:color="#26282b" loext:opacity="100%" style:text-outline="false" style:font-name="Trebuchet MS" fo:language="fr" fo:country="FR" officeooo:rsid="0025e30d"/>
    </style:style>
    <style:style style:name="T41" style:family="text">
      <style:text-properties fo:color="#26282b" loext:opacity="100%" style:text-outline="false" style:font-name="Trebuchet MS" fo:language="it" fo:country="IT"/>
    </style:style>
    <style:style style:name="T42" style:family="text">
      <style:text-properties fo:color="#26282b" loext:opacity="100%" style:text-outline="false" style:font-name="Trebuchet MS" fo:language="it" fo:country="IT" officeooo:rsid="001f9823"/>
    </style:style>
    <style:style style:name="T43" style:family="text">
      <style:text-properties fo:color="#26282b" loext:opacity="100%" style:text-outline="false" style:font-name="Trebuchet MS" fo:language="it" fo:country="IT" style:text-underline-style="solid" style:text-underline-width="auto" style:text-underline-color="font-color"/>
    </style:style>
    <style:style style:name="T44" style:family="text">
      <style:text-properties fo:color="#26282b" loext:opacity="100%" style:text-outline="false" style:font-name="Trebuchet MS" fo:language="fr" fo:country="FR" style:text-underline-style="solid" style:text-underline-width="auto" style:text-underline-color="font-color"/>
    </style:style>
    <style:style style:name="T45" style:family="text">
      <style:text-properties fo:color="#26282b" loext:opacity="100%" style:text-outline="false" style:font-name="Trebuchet MS" fo:language="fr" fo:country="FR" officeooo:rsid="001f9823"/>
    </style:style>
    <style:style style:name="T46" style:family="text">
      <style:text-properties fo:color="#26282b" loext:opacity="100%" style:text-outline="false" style:font-name="Trebuchet MS" fo:language="pt" fo:country="PT"/>
    </style:style>
    <style:style style:name="T47" style:family="text">
      <style:text-properties fo:color="#26282b" loext:opacity="100%" style:text-outline="false" style:font-name="Trebuchet MS" fo:language="fr" fo:country="FR" officeooo:rsid="001bc19c"/>
    </style:style>
    <style:style style:name="T48" style:family="text">
      <style:text-properties fo:color="#26282b" loext:opacity="100%" style:text-outline="false" style:font-name="Trebuchet MS"/>
    </style:style>
    <style:style style:name="T49" style:family="text">
      <style:text-properties fo:color="#26282b" loext:opacity="100%" style:text-outline="false" style:font-name="Trebuchet MS" fo:language="it" fo:country="IT" officeooo:rsid="0028e0c6"/>
    </style:style>
    <style:style style:name="T50" style:family="text">
      <style:text-properties fo:color="#26282b" loext:opacity="100%" style:text-outline="false" style:font-name="Trebuchet MS" style:rfc-language-tag="es-ES-u-co-trad" fo:language="es" fo:country="ES"/>
    </style:style>
    <style:style style:name="T51" style:family="text">
      <style:text-properties fo:color="#26282b" loext:opacity="100%" style:text-outline="false" style:font-name="Trebuchet MS" fo:language="fr" fo:country="FR" officeooo:rsid="001cdb0a"/>
    </style:style>
    <style:style style:name="T52" style:family="text">
      <style:text-properties fo:color="#26282b" loext:opacity="100%" style:text-outline="false" style:font-name="Trebuchet MS" fo:language="fr" fo:country="FR" officeooo:rsid="002213cf"/>
    </style:style>
    <style:style style:name="T53" style:family="text">
      <style:text-properties fo:color="#26282b" loext:opacity="100%" style:text-outline="false" style:font-name="Trebuchet MS" fo:language="fr" fo:country="FR" officeooo:rsid="0026b66d"/>
    </style:style>
    <style:style style:name="T54" style:family="text">
      <style:text-properties fo:color="#26282b" loext:opacity="100%" style:text-outline="false" style:font-name="Trebuchet MS" fo:language="fr" fo:country="FR" officeooo:rsid="00200093"/>
    </style:style>
    <style:style style:name="T55" style:family="text">
      <style:text-properties fo:color="#26282b" loext:opacity="100%" style:text-outline="false" style:font-name="Trebuchet MS" fo:language="fr" fo:country="BE"/>
    </style:style>
    <style:style style:name="T56" style:family="text">
      <style:text-properties fo:color="#26282b" loext:opacity="100%" style:text-outline="false" style:font-name="Trebuchet MS" fo:language="fr" fo:country="FR" officeooo:rsid="0028e0c6"/>
    </style:style>
    <style:style style:name="T57" style:family="text">
      <style:text-properties fo:color="#26282b" loext:opacity="100%" style:text-outline="false" style:font-name="Trebuchet MS" fo:language="fr" fo:country="FR" officeooo:rsid="001a3dba"/>
    </style:style>
    <style:style style:name="T58" style:family="text">
      <style:text-properties fo:color="#26282b" loext:opacity="100%" style:text-outline="false" style:font-name="Trebuchet MS" fo:language="fr" fo:country="FR" officeooo:rsid="002cc8cd"/>
    </style:style>
    <style:style style:name="T59" style:family="text">
      <style:text-properties fo:color="#26282b" loext:opacity="100%" style:text-outline="false" style:font-name="Trebuchet MS" fo:language="pt" fo:country="PT" officeooo:rsid="00200093"/>
    </style:style>
    <style:style style:name="T60" style:family="text">
      <style:text-properties fo:color="#26282b" loext:opacity="100%" style:text-outline="false" style:font-name="Trebuchet MS" fo:language="fr" fo:country="FR" style:text-underline-style="solid" style:text-underline-width="auto" style:text-underline-color="font-color" officeooo:rsid="0022f0de"/>
    </style:style>
    <style:style style:name="T61" style:family="text">
      <style:text-properties fo:color="#26282b" loext:opacity="100%" style:text-outline="false" style:font-name="Trebuchet MS" fo:language="fr" fo:country="FR" officeooo:rsid="0022f0de"/>
    </style:style>
    <style:style style:name="T62" style:family="text">
      <style:text-properties fo:color="#26282b" loext:opacity="100%" style:text-outline="false" style:font-name="Trebuchet MS" fo:language="fr" fo:country="FR" fo:font-weight="normal" officeooo:rsid="0028e0c6" style:font-weight-asian="normal" style:font-weight-complex="normal"/>
    </style:style>
    <style:style style:name="T63" style:family="text">
      <style:text-properties fo:color="#26282b" loext:opacity="100%" style:text-outline="false" fo:language="it" fo:country="IT" fo:font-weight="bold" style:font-weight-asian="bold" style:font-weight-complex="bold"/>
    </style:style>
    <style:style style:name="T64" style:family="text">
      <style:text-properties fo:color="#26282b" loext:opacity="100%" style:text-outline="false" fo:language="it" fo:country="IT"/>
    </style:style>
    <style:style style:name="T65" style:family="text">
      <style:text-properties fo:color="#26282b" loext:opacity="100%" style:text-outline="false"/>
    </style:style>
    <style:style style:name="T66" style:family="text">
      <style:text-properties fo:color="#26282b" loext:opacity="100%" style:text-outline="false" fo:language="fr" fo:country="FR"/>
    </style:style>
    <style:style style:name="T67" style:family="text">
      <style:text-properties fo:color="#26282b" loext:opacity="100%" style:text-outline="false" fo:language="fr" fo:country="FR" officeooo:rsid="001bc19c"/>
    </style:style>
    <style:style style:name="T68" style:family="text">
      <style:text-properties fo:color="#26282b" loext:opacity="100%" style:text-outline="false" fo:language="fr" fo:country="FR" officeooo:rsid="0026b66d"/>
    </style:style>
    <style:style style:name="T69" style:family="text">
      <style:text-properties fo:color="#26282b" loext:opacity="100%" style:text-outline="false" fo:language="fr" fo:country="FR" officeooo:rsid="00216407"/>
    </style:style>
    <style:style style:name="T70" style:family="text">
      <style:text-properties fo:color="#26282b" loext:opacity="100%" style:text-outline="false" fo:language="fr" fo:country="FR" officeooo:rsid="002dc32c"/>
    </style:style>
    <style:style style:name="T71" style:family="text">
      <style:text-properties fo:color="#26282b" loext:opacity="100%" style:text-outline="false" officeooo:rsid="002dc32c"/>
    </style:style>
    <style:style style:name="T72" style:family="text">
      <style:text-properties fo:color="#26282b" loext:opacity="100%" style:text-outline="false" fo:language="fr" fo:country="FR" officeooo:rsid="00200093"/>
    </style:style>
    <style:style style:name="T73" style:family="text">
      <style:text-properties fo:color="#26282b" loext:opacity="100%" style:text-outline="false" fo:language="fr" fo:country="FR" officeooo:rsid="001cdb0a"/>
    </style:style>
    <style:style style:name="T74" style:family="text">
      <style:text-properties fo:color="#26282b" loext:opacity="100%" style:text-outline="false" fo:language="pt" fo:country="PT"/>
    </style:style>
    <style:style style:name="T75" style:family="text">
      <style:text-properties fo:color="#26282b" loext:opacity="100%" style:text-outline="false" fo:language="fr" fo:country="FR" officeooo:rsid="0022f0de"/>
    </style:style>
    <style:style style:name="T76" style:family="text">
      <style:text-properties fo:color="#26282b" loext:opacity="100%" style:text-outline="false" fo:language="fr" fo:country="FR" officeooo:rsid="002cc8cd"/>
    </style:style>
    <style:style style:name="T77" style:family="text">
      <style:text-properties fo:color="#26282b" loext:opacity="100%" style:text-outline="false" style:rfc-language-tag="es-ES-u-co-trad" fo:language="es" fo:country="ES"/>
    </style:style>
    <style:style style:name="T78" style:family="text">
      <style:text-properties fo:color="#26282b" loext:opacity="100%" style:text-outline="false" fo:language="de" fo:country="DE" officeooo:rsid="0022f0de"/>
    </style:style>
    <style:style style:name="T79" style:family="text">
      <style:text-properties fo:color="#26282b" loext:opacity="100%" style:text-outline="false" fo:language="fr" fo:country="FR" fo:font-weight="bold" style:font-weight-asian="bold" style:font-weight-complex="bold"/>
    </style:style>
    <style:style style:name="T80" style:family="text">
      <style:text-properties fo:color="#26282b" loext:opacity="100%" style:text-outline="false" fo:language="fr" fo:country="FR" fo:font-weight="normal" style:font-weight-asian="normal" style:font-weight-complex="normal"/>
    </style:style>
    <style:style style:name="T81" style:family="text">
      <style:text-properties fo:color="#26282b" loext:opacity="100%" style:text-outline="false" fo:language="fr" fo:country="FR" fo:font-weight="normal" officeooo:rsid="0026b66d" style:font-weight-asian="normal" style:font-weight-complex="normal"/>
    </style:style>
    <style:style style:name="T82" style:family="text">
      <style:text-properties fo:color="#26282b" loext:opacity="100%" style:text-outline="false" fo:language="fr" fo:country="FR" officeooo:rsid="00275fb4"/>
    </style:style>
    <style:style style:name="T83" style:family="text">
      <style:text-properties fo:color="#26282b" loext:opacity="100%" style:text-outline="false" fo:language="de" fo:country="DE" fo:font-weight="bold" style:font-weight-asian="bold" style:font-weight-complex="bold"/>
    </style:style>
    <style:style style:name="T84" style:family="text">
      <style:text-properties fo:color="#26282b" loext:opacity="100%" style:text-outline="false" fo:language="de" fo:country="DE"/>
    </style:style>
    <style:style style:name="T85" style:family="text">
      <style:text-properties style:font-name="Trebuchet MS" fo:font-size="10.5pt" fo:language="fr" fo:country="FR" style:text-underline-style="none" fo:font-weight="bold" style:font-size-asian="10.5pt" style:font-weight-asian="bold" style:font-size-complex="10.5pt" style:font-weight-complex="bold"/>
    </style:style>
    <style:style style:name="T86" style:family="text">
      <style:text-properties style:font-name="Times New Roman" fo:language="fr" fo:country="FR" style:text-underline-style="none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T87" style:family="text">
      <style:text-properties fo:language="fr" fo:country="FR" style:text-underline-style="none" officeooo:rsid="00207b89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T88" style:family="text">
      <style:text-properties fo:language="fr" fo:country="FR" style:text-underline-style="none" officeooo:rsid="00275fb4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T89" style:family="text">
      <style:text-properties fo:language="fr" fo:country="FR" style:text-underline-style="none"/>
    </style:style>
    <style:style style:name="T90" style:family="text">
      <style:text-properties fo:language="fr" fo:country="FR" style:text-underline-style="none" officeooo:rsid="00275fb4"/>
    </style:style>
    <style:style style:name="T91" style:family="text">
      <style:text-properties fo:language="fr" fo:country="FR" style:text-underline-style="none" fo:font-weight="bold" style:font-weight-asian="bold" style:font-weight-complex="bold"/>
    </style:style>
    <style:style style:name="T92" style:family="text">
      <style:text-properties fo:language="fr" fo:country="FR" style:text-underline-style="none" officeooo:rsid="00207b89"/>
    </style:style>
    <style:style style:name="T93" style:family="text">
      <style:text-properties fo:language="fr" fo:country="FR" style:text-underline-style="none" officeooo:rsid="0029a323"/>
    </style:style>
    <style:style style:name="T94" style:family="text">
      <style:text-properties style:font-name="Trebuchet MS" fo:font-size="10.5pt" fo:language="fr" fo:country="FR" style:text-underline-style="none" fo:font-weight="normal" style:font-size-asian="10.5pt" style:font-weight-asian="normal" style:font-size-complex="10.5pt" style:font-weight-complex="normal"/>
    </style:style>
    <style:style style:name="T95" style:family="text">
      <style:text-properties style:font-name="Trebuchet MS" fo:font-size="10.5pt" fo:language="fr" fo:country="FR" style:text-underline-style="none" fo:font-weight="normal" officeooo:rsid="002e4f24" style:font-size-asian="10.5pt" style:font-weight-asian="normal" style:font-size-complex="10.5pt" style:font-weight-complex="normal"/>
    </style:style>
    <style:style style:name="T96" style:family="text">
      <style:text-properties style:font-name="Trebuchet MS" fo:font-size="10.5pt" fo:language="fr" fo:country="FR" style:text-underline-style="none" fo:font-weight="normal" officeooo:rsid="00275fb4" style:font-size-asian="10.5pt" style:font-weight-asian="normal" style:font-size-complex="10.5pt" style:font-weight-complex="normal"/>
    </style:style>
    <style:style style:name="T97" style:family="text">
      <style:text-properties style:font-name="Trebuchet MS" fo:font-size="10.5pt" fo:language="fr" fo:country="FR" style:text-underline-style="none" fo:font-weight="normal" officeooo:rsid="00207b89" style:font-size-asian="10.5pt" style:font-weight-asian="normal" style:font-size-complex="10.5pt" style:font-weight-complex="normal"/>
    </style:style>
    <style:style style:name="T98" style:family="text">
      <style:text-properties style:font-name="Trebuchet MS" fo:font-size="10.5pt" fo:language="fr" fo:country="FR" style:text-underline-style="none" style:font-size-asian="10.5pt" style:font-size-complex="10.5pt"/>
    </style:style>
    <style:style style:name="T99" style:family="text">
      <style:text-properties style:font-name="Trebuchet MS" fo:font-size="10.5pt" fo:language="fr" fo:country="FR" style:text-underline-style="none" officeooo:rsid="00275fb4" style:font-size-asian="10.5pt" style:font-size-complex="10.5pt"/>
    </style:style>
    <style:style style:name="T100" style:family="text">
      <style:text-properties style:font-name="Trebuchet MS" fo:font-size="10.5pt" fo:language="fr" fo:country="FR" style:text-underline-style="none" officeooo:rsid="002e4f24" style:font-size-asian="10.5pt" style:font-size-complex="10.5pt"/>
    </style:style>
    <style:style style:name="T101" style:family="text">
      <style:text-properties style:font-name="Trebuchet MS" fo:font-size="8pt" fo:font-style="italic" style:text-underline-style="solid" style:text-underline-width="auto" style:text-underline-color="#ffffff" style:font-family-asian="'Times New Roman'" style:font-family-generic-asian="system" style:font-pitch-asian="variable" style:font-size-asian="8pt" style:font-style-asian="italic" style:font-family-complex="'Times New Roman'" style:font-family-generic-complex="system" style:font-pitch-complex="variable" style:font-size-complex="8pt" style:font-style-complex="italic"/>
    </style:style>
    <style:style style:name="T102" style:family="text">
      <style:text-properties style:font-name="Trebuchet MS" fo:font-size="8pt" fo:font-style="italic" style:text-underline-style="solid" style:text-underline-width="auto" style:text-underline-color="#000000" style:font-family-asian="'Times New Roman'" style:font-family-generic-asian="system" style:font-pitch-asian="variable" style:font-size-asian="8pt" style:font-style-asian="italic" style:font-family-complex="'Times New Roman'" style:font-family-generic-complex="system" style:font-pitch-complex="variable" style:font-size-complex="8pt" style:font-style-complex="italic"/>
    </style:style>
    <style:style style:name="T103" style:family="text">
      <style:text-properties style:font-name="Trebuchet MS" fo:font-size="8pt" fo:font-style="italic" style:text-underline-style="solid" style:text-underline-width="auto" style:text-underline-color="#000000" officeooo:rsid="0021f357" style:font-family-asian="'Times New Roman'" style:font-family-generic-asian="system" style:font-pitch-asian="variable" style:font-size-asian="8pt" style:font-style-asian="italic" style:font-family-complex="'Times New Roman'" style:font-family-generic-complex="system" style:font-pitch-complex="variable" style:font-size-complex="8pt" style:font-style-complex="italic"/>
    </style:style>
    <style:style style:name="T104" style:family="text">
      <style:text-properties style:font-name="Trebuchet MS" fo:font-size="8pt" fo:font-style="italic" style:text-underline-style="solid" style:text-underline-width="auto" style:text-underline-color="#000000" officeooo:rsid="0029a323" style:font-family-asian="'Times New Roman'" style:font-family-generic-asian="system" style:font-pitch-asian="variable" style:font-size-asian="8pt" style:font-style-asian="italic" style:font-family-complex="'Times New Roman'" style:font-family-generic-complex="system" style:font-pitch-complex="variable" style:font-size-complex="8pt" style:font-style-complex="italic"/>
    </style:style>
    <style:style style:name="T105" style:family="text">
      <style:text-properties style:font-name="Trebuchet MS" fo:font-size="8pt" fo:font-style="normal" style:text-underline-style="none" officeooo:rsid="0028e0c6" style:font-family-asian="'Times New Roman'" style:font-family-generic-asian="system" style:font-pitch-asian="variable" style:font-size-asian="8pt" style:font-style-asian="normal" style:font-family-complex="'Times New Roman'" style:font-family-generic-complex="system" style:font-pitch-complex="variable" style:font-size-complex="8pt" style:font-style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Aucun"><text:span text:style-name="T2">AU mars 2026</text:span></text:span><text:span text:style-name="Aucun"><text:span text:style-name="T3"> <text:s text:c="6"/></text:span></text:span><text:span text:style-name="Aucun"><text:span text:style-name="T4">IRAN: </text:span></text:span><text:span text:style-name="Aucun"><text:span text:style-name="T5">30 PERSONNES RISQUANT LA PEINE </text:span></text:span><text:span text:style-name="Aucun"><text:span text:style-name="T6">capitale,</text:span></text:span><text:span text:style-name="Aucun"><text:span text:style-name="T5"> </text:span></text:span><text:span text:style-name="Aucun"><text:span text:style-name="T6">dont des MINEURS !</text:span></text:span></text:p>
      <text:p text:style-name="P2" loext:marker-style-name="T7"/>
      <text:p text:style-name="P3" loext:marker-style-name="T7"><text:span text:style-name="T8">Dès le 1</text:span><text:span text:style-name="T9">8 janvier, le porte-parole du système judiciaire </text:span><text:span text:style-name="T10">taxait </text:span><text:span text:style-name="T9">les manifestant·e·s de « criminels » méritant « la peine maximale </text:span><text:span text:style-name="T10">»,</text:span><text:span text:style-name="T9"> </text:span><text:span text:style-name="T11">au motif d’</text:span><text:span text:style-name="T9">«inimitié à l’égard de Die</text:span><text:span text:style-name="T10">u »</text:span><text:span text:style-name="T9">-</text:span><text:span text:style-name="T10">ou </text:span><text:span text:style-name="T12">moharebeh-,</text:span><text:span text:style-name="T9"> dans les plus brefs délais . </text:span></text:p>
      <text:p text:style-name="P4" loext:marker-style-name="T7"><text:span text:style-name="T10">C’est l</text:span><text:span text:style-name="T9">e tribunal pénal de la province de Qom </text:span><text:span text:style-name="T10">qui </text:span><text:span text:style-name="T9">le premier condamn</text:span><text:span text:style-name="T10">e</text:span><text:span text:style-name="T9"> à mort </text:span><text:span text:style-name="T13">Saleh Mohammadi</text:span><text:span text:style-name="T9"> (4 février), moins de trois semaines après son arrestation pour la mort d’un agent des forces de sécurité lors des manifestations </text:span><text:span text:style-name="T14">début</text:span><text:span text:style-name="T9"> janvier. Saleh </text:span><text:span text:style-name="T10">nie le crime</text:span><text:span text:style-name="T9"> et est revenu sur ses «aveux» au tribunal, arrachés sous la torture. </text:span><text:span text:style-name="T10">M</text:span><text:span text:style-name="T9">ais sa déclaration a été ignorée.</text:span></text:p>
      <text:p text:style-name="P5" loext:marker-style-name="T7"/>
      <text:section text:style-name="Sect1" text:name="Section1">
        <text:list text:style-name="L1">
          <text:list-item>
            <text:p text:style-name="P6" loext:marker-style-name="T7"><text:span text:style-name="T15">S</text:span><text:span text:style-name="T16">entence</text:span><text:span text:style-name="T17">s</text:span><text:span text:style-name="T16"> capitale</text:span><text:span text:style-name="T17">s</text:span><text:span text:style-name="T16"> édictée</text:span><text:span text:style-name="T17">s</text:span><text:span text:style-name="T16"> le 9 février</text:span><text:span text:style-name="T18"> </text:span><text:span text:style-name="T19">[</text:span><text:span text:style-name="T20">15e chambre du tribunal révolutionnaire de Téhéran</text:span><text:span text:style-name="T21">]</text:span><text:span text:style-name="T20"> </text:span><text:span text:style-name="T21">à l’encontre </text:span><text:span text:style-name="T22">de</text:span><text:span text:style-name="T21"> </text:span><text:span text:style-name="T23">Mohammad Amin Biglari -</text:span><text:span text:style-name="T24">victime d’une disparition forcé</text:span><text:span text:style-name="T25">e </text:span><text:span text:style-name="T24">avant </text:span><text:span text:style-name="T26">son </text:span><text:span text:style-name="T24">transf</text:span><text:span text:style-name="T26">ert</text:span><text:span text:style-name="T24"> à la prison de Ghezel Hesar-,</text:span><text:span text:style-name="T23"> Ali Fahim, Abolfazl Salehi Siavashani, Amirhossein Hatami, Shahin Vahedparast Kolor, Shahab Zohdi et Yaser Rajaifar </text:span><text:span text:style-name="T20">pour </text:span><text:span text:style-name="T27">moharebeh</text:span><text:span text:style-name="T20">. </text:span><text:span text:style-name="T19">Ils</text:span><text:span text:style-name="T20"> auraient incendié une base des bassidjis, </text:span><text:span text:style-name="T22">u</text:span><text:span text:style-name="T20">ne mosquée, lors des manifestations</text:span><text:span text:style-name="T28"> </text:span><text:span text:style-name="T29">batt</text:span><text:span text:style-name="T30">a</text:span><text:span text:style-name="T29">nt leur plein </text:span><text:span text:style-name="T28">à Pakdasht, </text:span><text:span text:style-name="T31">p</text:span><text:span text:style-name="T28">r</text:span><text:span text:style-name="T32">ès</text:span><text:span text:style-name="T28"> de Téhéran, le 8 janvier </text:span><text:span text:style-name="T32">et </text:span><text:span text:style-name="T33">c</text:span><text:span text:style-name="T34">aus</text:span><text:span text:style-name="T35">é</text:span><text:span text:style-name="T28"> la mort de deux </text:span><text:span text:style-name="T32">miliciens du régime</text:span><text:span text:style-name="T20">.</text:span></text:p>
          </text:list-item>
          <text:list-item>
            <text:p text:style-name="P7" loext:marker-style-name="T7"><text:span text:style-name="T36">Ehsan Hosseinipour Hessa</text:span><text:span text:style-name="T37">rlou, Matin Mohammadi </text:span><text:span text:style-name="T38">et </text:span><text:span text:style-name="T37">Erfan Amiri </text:span><text:span text:style-name="T39">comparaissent </text:span><text:span text:style-name="T40">[</text:span><text:span text:style-name="T39">26e chambre du tribunal révolutionnaire</text:span><text:span text:style-name="T40">]</text:span><text:span text:style-name="T41"> </text:span><text:span text:style-name="T42">l</text:span><text:span text:style-name="T41">e </text:span><text:span text:style-name="T43">14 f</text:span><text:span text:style-name="T44">évrier</text:span><text:span text:style-name="T39">:</text:span><text:span text:style-name="T45"> </text:span><text:span text:style-name="T39">les mé</text:span><text:span text:style-name="T46">dias d</text:span><text:span text:style-name="T39">’État diffus</text:span><text:span text:style-name="T47">ent </text:span><text:span text:style-name="T39">une vidéo d’Ehsan</text:span><text:span text:style-name="T48"> </text:span><text:span text:style-name="T39">avoua</text:span><text:span text:style-name="T40">nt</text:span><text:span text:style-name="T41"> </text:span><text:span text:style-name="T39">avoir fabriqué et lancé des cocktails Molotov. </text:span><text:span text:style-name="T45">Or,</text:span><text:span text:style-name="T39"> les adolescents ont é</text:span><text:span text:style-name="T48">t</text:span><text:span text:style-name="T39">é interpellés par des bassidjis avant l</text:span><text:span text:style-name="T48">’</text:span><text:span text:style-name="T39">incendie, tandis qu</text:span><text:span text:style-name="T48">’</text:span><text:span text:style-name="T39">Ehsan, tenu en joue, a é</text:span><text:span text:style-name="T48">t</text:span><text:span text:style-name="T39">é contraint d’avouer</text:span><text:span text:style-name="T41"> </text:span><text:span text:style-name="T49">en raison de </text:span><text:span text:style-name="T39">passages </text:span><text:span text:style-name="T48">à </text:span><text:span text:style-name="T50">tabac r</text:span><text:span text:style-name="T39">é</text:span><text:span text:style-name="T48">p</text:span><text:span text:style-name="T39">é</text:span><text:span text:style-name="T48">t</text:span><text:span text:style-name="T39">és et menaces de mort. </text:span><text:span text:style-name="T51">L</text:span><text:span text:style-name="T39">e juge présidant le tribunal a</text:span><text:span text:style-name="T52">urait</text:span><text:span text:style-name="T39"> rejeté au moins trois avocats choisis par la famille d</text:span><text:span text:style-name="T48">’</text:span><text:span text:style-name="T39">Ehsan </text:span><text:span text:style-name="T45">auquel </text:span><text:span text:style-name="T39">un </text:span><text:span text:style-name="T53">représentant</text:span><text:span text:style-name="T39"> commis d</text:span><text:span text:style-name="T48">’</text:span><text:span text:style-name="T39">office </text:span><text:span text:style-name="T45">a été imposé.</text:span><text:span text:style-name="T39"> Ses amis et coaccusé</text:span><text:span text:style-name="T48">s, âg</text:span><text:span text:style-name="T39">és de 17 ans, </text:span><text:span text:style-name="T40">aussi,</text:span><text:span text:style-name="T39"> </text:span><text:span text:style-name="T45">restent </text:span><text:span text:style-name="T39">incarcé</text:span><text:span text:style-name="T48">r</text:span><text:span text:style-name="T39">és dans un centre pour mineurs, inculpés d</text:span><text:span text:style-name="T48">’</text:span><text:span text:style-name="T39">infractions passibles de la peine </text:span><text:span text:style-name="T40">capitale</text:span><text:span text:style-name="T39">. Le droit international interdit pourtant le recours </text:span><text:span text:style-name="T48">à </text:span><text:span text:style-name="T39">la peine de mort contre toute personne </text:span><text:span text:style-name="T48">âg</text:span><text:span text:style-name="T39">ée de moins de 18 ans au moment des faits qui lui sont reproché</text:span><text:span text:style-name="T46">s.</text:span>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 loext:marker-style-name="T7"><text:span text:style-name="T37"><text:s text:c="2"/>Abolfazl Karimi </text:span><text:span text:style-name="T54">subit</text:span><text:span text:style-name="T48"> </text:span><text:span text:style-name="T41">un </text:span><text:span text:style-name="T55">procès accéléré, iniq</text:span><text:span text:style-name="T39">ue et entaché de torture </text:span><text:span text:style-name="T40">[</text:span><text:span text:style-name="T39">15e chambre</text:span><text:span text:style-name="T40">] </text:span><text:span text:style-name="T54">comme </text:span><text:span text:style-name="T40">treize </text:span><text:span text:style-name="T39">autres </text:span><text:span text:style-name="T56">protestataires</text:span><text:span text:style-name="T39">: interpellé le 6 janvier apr</text:span><text:span text:style-name="T41">è</text:span><text:span text:style-name="T39">s avoir tenté </text:span><text:span text:style-name="T54">de secourir </text:span><text:span text:style-name="T39">deux blessées par balle, </text:span><text:span text:style-name="T57">il</text:span><text:span text:style-name="T52"> aurait essuyé des</text:span><text:span text:style-name="T39"> tir</text:span><text:span text:style-name="T52">s de</text:span><text:span text:style-name="T39"> projectiles métalliques</text:span><text:span text:style-name="T48">;</text:span><text:span text:style-name="T39"> </text:span><text:span text:style-name="T58">ensuite, </text:span><text:span text:style-name="T39">soumis </text:span><text:span text:style-name="T48">à </text:span><text:span text:style-name="T39">des actes de torture, roué de coups et délibé</text:span><text:span text:style-name="T48">r</text:span><text:span text:style-name="T39">ément privé de soins médicaux pour ses blessures, contraint de signer des aveux l</text:span><text:span text:style-name="T48">’</text:span><text:span text:style-name="T39">incriminant, les yeux bandé</text:span><text:span text:style-name="T46">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 loext:marker-style-name="T7"/>
                  </text:list-item>
                  <text:list-item>
                    <text:p text:style-name="P10" loext:marker-style-name="T7"><text:span text:style-name="T59">C’est </text:span><text:span text:style-name="T39">lors d’une </text:span><text:span text:style-name="T44">audience en ligne </text:span><text:span text:style-name="T60">le </text:span><text:span text:style-name="T44">12 février</text:span><text:span text:style-name="T39">, </text:span><text:span text:style-name="T61">que </text:span><text:span text:style-name="T39">le juge </text:span><text:span text:style-name="T47">signifie à </text:span><text:span text:style-name="T37">Abolfazl Karimi </text:span><text:span text:style-name="T38">et </text:span><text:span text:style-name="T62">à </text:span><text:span text:style-name="T38">ses </text:span><text:span text:style-name="T37">13 coaccusés </text:span><text:span text:style-name="T39">qu</text:span><text:span text:style-name="T48">’</text:span><text:span text:style-name="T39">ils </text:span><text:span text:style-name="T47">so</text:span><text:span text:style-name="T39">nt </text:span><text:span text:style-name="T48">« </text:span><text:span text:style-name="T39">condamné</text:span><text:span text:style-name="T48">s à </text:span><text:span text:style-name="T39">mort</text:span><text:span text:style-name="T48"> »</text:span><text:span text:style-name="T39">.</text:span></text:p>
                  </text:list-item>
                  <text:list-item>
                    <text:p text:style-name="P11" loext:marker-style-name="T7"/>
                  </text:list-item>
                </text:list>
              </text:list-item>
            </text:list>
          </text:list-item>
        </text:list>
        <text:list text:style-name="L2">
          <text:list-item>
            <text:p text:style-name="P12" loext:marker-style-name="T7"><text:span text:style-name="T63">Mohammad Abbasi</text:span><text:span text:style-name="T64"> compara</text:span><text:span text:style-name="T65">î</text:span><text:span text:style-name="T66">t </text:span><text:span text:style-name="T67">pour</text:span><text:span text:style-name="T66"> l</text:span><text:span text:style-name="T65">’</text:span><text:span text:style-name="T66">agression mortelle d</text:span><text:span text:style-name="T65">’</text:span><text:span text:style-name="T66">un policier le 7 janvier. </text:span><text:span text:style-name="T68">U</text:span><text:span text:style-name="T66">ne vidé</text:span><text:span text:style-name="T64">o </text:span><text:span text:style-name="T66">de l</text:span><text:span text:style-name="T65">’</text:span><text:span text:style-name="T66">audience </text:span><text:span text:style-name="T69">laisse ent</text:span><text:span text:style-name="T70">revoir un</text:span><text:span text:style-name="T66"> viol </text:span><text:span text:style-name="T70">de</text:span><text:span text:style-name="T66"> son droit </text:span><text:span text:style-name="T65">à </text:span><text:span text:style-name="T64">la pr</text:span><text:span text:style-name="T66">ésomption d</text:span><text:span text:style-name="T65">’</text:span><text:span text:style-name="T66">innocence : </text:span><text:span text:style-name="T68">il</text:span><text:span text:style-name="T65"> </text:span><text:span text:style-name="T71">y confesse</text:span><text:span text:style-name="T66"> </text:span><text:span text:style-name="T68">au polic</text:span><text:span text:style-name="T72">ier</text:span><text:span text:style-name="T68"> convaincu de sa culpabilité </text:span><text:span text:style-name="T70">qui le « cuisine »</text:span><text:span text:style-name="T66">, alors qu</text:span><text:span text:style-name="T65">’</text:span><text:span text:style-name="T73">à des côtés, </text:span><text:span text:style-name="T70">ne se trouve </text:span><text:span text:style-name="T73">nul av</text:span><text:span text:style-name="T66">ocat.</text:span><text:span text:style-name="T74"> </text:span></text:p>
          </text:list-item>
          <text:list-item>
            <text:p text:style-name="P13" loext:marker-style-name="T7"><text:span text:style-name="T63">Shervin Bagherian Jeb</text:span><text:span text:style-name="T64">e</text:span><text:span text:style-name="T63">li</text:span><text:span text:style-name="T64"> a </text:span><text:span text:style-name="T66">é</text:span><text:span text:style-name="T65">t</text:span><text:span text:style-name="T66">é interpellé à Ispahan, le 12 janvier, chez lui, la nuit, roué de coups et transfé</text:span><text:span text:style-name="T65">r</text:span><text:span text:style-name="T66">é </text:span><text:span text:style-name="T75">vers </text:span><text:span text:style-name="T66">un lieu </text:span><text:span text:style-name="T75">inconnu</text:span><text:span text:style-name="T66">. </text:span><text:span text:style-name="T76">Huit jours plus tard</text:span><text:span text:style-name="T66">, les mé</text:span><text:span text:style-name="T74">dias d</text:span><text:span text:style-name="T66">’État diffus</text:span><text:span text:style-name="T76">aient</text:span><text:span text:style-name="T66"> une vidéo le présentant coupable du meurtre de quatre agents bassidjis lors des manifestations </text:span><text:span text:style-name="T72">d’</text:span><text:span text:style-name="T66">Ispahan. </text:span><text:span text:style-name="T68">P</text:span><text:span text:style-name="T66">assages </text:span><text:span text:style-name="T65">à </text:span><text:span text:style-name="T77">tabac,</text:span><text:span text:style-name="T66"> priv</text:span><text:span text:style-name="T78">ation</text:span><text:span text:style-name="T64"> </text:span><text:span text:style-name="T78">d’</text:span><text:span text:style-name="T66">avocat …, </text:span><text:span text:style-name="T68">il </text:span><text:span text:style-name="T66">encourt la peine de mort. </text:span></text:p>
          </text:list-item>
        </text:list>
        <text:list text:style-name="L3">
          <text:list-item>
            <text:p text:style-name="P14" loext:marker-style-name="T7"><text:span text:style-name="T63">Danial Niazi, </text:span><text:span text:style-name="T79">i</text:span><text:span text:style-name="T66">nterpellé avec violence </text:span><text:span text:style-name="T65">à </text:span><text:span text:style-name="T66">Shirvan</text:span><text:span text:style-name="T79">,</text:span><text:span text:style-name="T80"> </text:span><text:span text:style-name="T81">a avoué</text:span><text:span text:style-name="T64"> </text:span><text:span text:style-name="T66">sous la torture </text:span><text:span text:style-name="T82">le jour même de</text:span><text:span text:style-name="T66"> son arrestation. </text:span><text:span text:style-name="T83">Amirhossein Azarpira</text:span><text:span text:style-name="T84">,</text:span><text:span text:style-name="T66"> à Zarinshahr, a également é</text:span><text:span text:style-name="T65">t</text:span><text:span text:style-name="T66">é menacé de la peine </text:span><text:span text:style-name="T82">capitale</text:span><text:span text:style-name="T66"> par les agents </text:span><text:span text:style-name="T68">l’</text:span><text:span text:style-name="T66">interrog</text:span><text:span text:style-name="T68">eant</text:span><text:span text:style-name="T66">.</text:span></text:p>
          </text:list-item>
        </text:list>
      </text:section>
      <text:p text:style-name="P15" loext:marker-style-name="T1"><text:span text:style-name="Aucun"><text:span text:style-name="T85">Alerte et dénonciation</text:span></text:span></text:p>
      <text:p text:style-name="P15" loext:marker-style-name="T1"><text:span text:style-name="Aucun"><text:span text:style-name="T85"/></text:span></text:p>
      <text:p text:style-name="P16" loext:marker-style-name="T86"><text:span text:style-name="T87">L</text:span><text:span text:style-name="T88">a</text:span><text:span text:style-name="T87"> </text:span><text:span text:style-name="T89">Rapporteu</text:span><text:span text:style-name="T90">se</text:span><text:span text:style-name="T89"> Spécial</text:span><text:span text:style-name="T90">e</text:span><text:span text:style-name="T89"> des Nations Unies, </text:span><text:span text:style-name="T91">Dr Mai Sato</text:span><text:span text:style-name="T89">, a alert</text:span><text:span text:style-name="T92">é</text:span><text:span text:style-name="T89"> la communauté internationale sur </text:span><text:span text:style-name="T92">la situation </text:span><text:span text:style-name="T89">dans les prisons et le</text:span><text:span text:style-name="T92">s poursuites engagées contre l</text:span><text:span text:style-name="T89">es protestataires arrêtés : torture suivie de décès, exécutions sommaires, familles interdites de contact, procès </text:span><text:span text:style-name="T92">fantoches c</text:span><text:span text:style-name="T89">onclus en 10 ou 15 m</text:span><text:span text:style-name="T90">inutes</text:span><text:span text:style-name="T89">, sans représentation légale… Mai Sato signale que nombre </text:span><text:span text:style-name="T90">de</text:span><text:span text:style-name="T89"> communications officielles ont été envoyées aux autorités iraniennes. </text:span><text:span text:style-name="T93">Ces dernières</text:span><text:span text:style-name="T92"> rejettent toute</text:span><text:span text:style-name="T89"> accusation. </text:span><text:span text:style-name="T90">Une </text:span><text:span text:style-name="T89">opacité </text:span><text:span text:style-name="T90">totale entoure</text:span><text:span text:style-name="T89"> le</text:span><text:span text:style-name="T90">s statistiques</text:span><text:span text:style-name="T89">, identité et lieux de détention des prisonniers.</text:span></text:p>
      <text:p text:style-name="P17" loext:marker-style-name="T1"><text:span text:style-name="Aucun"><text:span text:style-name="T94">… </text:span></text:span><text:span text:style-name="Aucun"><text:span text:style-name="T95">Selon </text:span></text:span><text:span text:style-name="Aucun"><text:span text:style-name="T94">le Comité des Femmes du</text:span></text:span><text:span text:style-name="Aucun"><text:span text:style-name="T85"> Conseil National de Résistance d’Iran </text:span></text:span><text:span text:style-name="Aucun"><text:span text:style-name="T96">[</text:span></text:span><text:span text:style-name="Aucun"><text:span text:style-name="T96"><office:annotation loext:resolved="false"><dc:creator>Unknown Author</dc:creator><dc:date>2026-03-14T06:55:14.493937900</dc:date><text:p text:style-name="Comment">]</text:p></office:annotation></text:span></text:span><text:span text:style-name="Aucun"><text:span text:style-name="T96">CNRI]</text:span></text:span><text:span text:style-name="Aucun"><text:span text:style-name="T94">,</text:span></text:span><text:span text:style-name="Aucun"><text:span text:style-name="T85"> </text:span></text:span><text:span text:style-name="Aucun"><text:span text:style-name="T97">l</text:span></text:span><text:span text:style-name="Aucun"><text:span text:style-name="T96">e</text:span></text:span><text:span text:style-name="Aucun"><text:span text:style-name="T97"> pays </text:span></text:span><text:span text:style-name="Aucun"><text:span text:style-name="T94">détiendrait le record d’exécutions de femmes dans le monde</text:span></text:span><text:span text:style-name="Aucun"><text:span text:style-name="T85">… </text:span></text:span><text:span text:style-name="T98">337 femmes au moins </text:span><text:span text:style-name="T99">auraient été </text:span><text:span text:style-name="T98">exécutées depuis 2007, dont </text:span><text:span text:style-name="T100">neuf</text:span><text:span text:style-name="T98"> déjà en 2026. </text:span><text:span text:style-name="T99">Généralement, </text:span><text:span text:style-name="T96">l</text:span><text:span text:style-name="Aucun"><text:span text:style-name="T97">es c</text:span></text:span><text:span text:style-name="T98">hiffres </text:span><text:span text:style-name="T99">sont</text:span><text:span text:style-name="T98"> vertigineux : </text:span><text:span text:style-name="T85">58 détenus au moins </text:span><text:span text:style-name="T98">ont été pendus entre </text:span><text:span text:style-name="T85">le 14 et le 17 février 2026</text:span><text:span text:style-name="T98">, selon le C</text:span><text:span text:style-name="T99">NRI</text:span><text:span text:style-name="T98">, qui publie le nom des personnes exécutées, chaque jour. </text:span></text:p>
      <text:p text:style-name="P18" loext:marker-style-name="T1"/>
      <text:p text:style-name="P17" loext:marker-style-name="T1"><text:a xlink:type="simple" xlink:href="https://www.amnesty.be/veux-agir/agir-individus/reseau-actions-urgentes/iran-mineurs-peine-de-mort" text:style-name="Internet_20_link" text:visited-style-name="Visited_20_Internet_20_Link"><text:span text:style-name="Hyperlink.0"><text:span text:style-name="T101">https://www.amnesty.be/veux-agir/agir-individus/reseau-actions-urgentes/iran-mineurs-peine-de-mort</text:span></text:span></text:a><text:span text:style-name="Hyperlink.0"><text:span text:style-name="T102"> <text:s/></text:span></text:span><text:span text:style-name="Hyperlink.0"><text:span text:style-name="T103">(SOS Peine de mort, A</text:span></text:span><text:span text:style-name="Hyperlink.0"><text:span text:style-name="T104">mnesty </text:span></text:span><text:span text:style-name="Hyperlink.0"><text:span text:style-name="T103">)</text:span></text:span></text:p>
      <text:p text:style-name="P19" loext:marker-style-name="T1"><text:span text:style-name="Hyperlink.0"><text:span text:style-name="T105">Suppl. ACAT Info février 2025. Éditeur responsable C. d’Aloisio , ACAT Belgique, 44 rue Brogniez 1070 Bruxelles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ar_20_défaut" style:display-name="Par défaut" style:family="paragraph" style:default-outline-level="">
      <loext:graphic-properties draw:fill="none" draw:fill-color="#ffffff"/>
      <style:paragraph-properties fo:margin-left="0cm" fo:margin-right="0cm" fo:margin-top="0.282cm" fo:margin-bottom="0cm" style:contextual-spacing="false" fo:line-height="12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fr" fo:country="FR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Aucun" style:family="text">
      <style:text-properties fo:language="nl" fo:country="NL"/>
    </style:style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yperlink.0" style:family="text" style:parent-style-name="Internet_20_link">
      <style:text-properties style:text-underline-style="solid" style:text-underline-width="auto" style:text-underline-color="#ffffff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fr" fo:country="FR" fo:font-style="italic" style:text-underline-style="none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nl" number:country="NL">
      <number:day-of-week number:style="long"/>
      <number:text> </number:text>
      <number:day/>
      <number:text> </number:text>
      <number:month number:style="long" number:textual="true"/>
      <number:text> y</number:text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Trebuchet MS" fo:font-size="10pt" fo:font-style="normal" officeooo:rsid="0029a323" style:font-size-asian="10pt" style:font-style-asian="normal" style:font-size-complex="10pt" style:font-style-complex="normal"/>
    </style:style>
    <style:style style:name="MT2" style:family="text">
      <style:text-properties style:font-name="Trebuchet MS" fo:font-size="10pt" fo:font-style="normal" style:font-size-asian="10pt" style:font-style-asian="normal" style:font-size-complex="10pt" style:font-style-complex="normal"/>
    </style:style>
    <style:style style:name="MT3" style:family="text">
      <style:text-properties style:font-name="Trebuchet MS" fo:font-size="10pt" fo:font-style="italic" style:font-size-asian="10pt" style:font-style-asian="italic" style:font-size-complex="10pt" style:font-style-complex="italic"/>
    </style:style>
    <style:style style:name="MT4" style:family="text">
      <style:text-properties fo:font-variant="normal" fo:text-transform="none" fo:color="#26282b" loext:opacity="100%" style:text-outline="false" style:text-line-through-style="none" style:text-line-through-type="none" style:text-position="0% 100%" style:font-name="Trebuchet MS" fo:font-size="10pt" fo:letter-spacing="normal" fo:language="fr" fo:country="FR" fo:font-style="italic" style:text-underline-style="none" fo:font-weight="normal" style:letter-kerning="false" fo:background-color="transparent" loext:char-shading-value="0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MT5" style:family="text">
      <style:text-properties fo:font-variant="normal" fo:text-transform="none" fo:color="#26282b" loext:opacity="100%" style:text-outline="false" style:text-line-through-style="none" style:text-line-through-type="none" style:text-position="0% 100%" style:font-name="Trebuchet MS" fo:font-size="10.5pt" fo:letter-spacing="normal" fo:language="fr" fo:country="FR" fo:font-style="normal" style:text-underline-style="none" fo:font-weight="normal" style:letter-kerning="false" fo:background-color="transparent" loext:char-shading-value="0" style:font-name-asian="Arial Unicode MS" style:font-size-asian="10.5pt" style:font-style-asian="normal" style:font-weight-asian="normal" style:font-name-complex="Arial Unicode MS" style:font-size-complex="10.5pt" style:font-style-complex="normal" style:font-weight-complex="normal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 1" text:anchor-type="char" svg:x="-0.903cm" svg:y="-1.946cm" svg:width="3.535cm" svg:height="5.479cm" draw:z-index="0"><draw:image xlink:href="Pictures/10000001000000AD0000010D9080349E.png" xlink:type="simple" xlink:show="embed" xlink:actuate="onLoad" draw:mime-type="image/png"/><draw:contour-polygon svg:width="5.943cm" svg:height="9.448cm" svg:viewBox="0 0 5943 9448" draw:points="25,0 25,9448 5968,9448 5968,0" draw:recreate-on-edit="false"/></draw:frame><text:tab/><text:span text:style-name="MT1">Luc I : </text:span><text:span text:style-name="MT2">37</text:span><text:span text:style-name="MT3"> «  Car rien n’est impossi</text:span><text:span text:style-name="MT4">ble à Dieu</text:span><text:span text:style-name="MT5">»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09:40:47.748081900</meta:creation-date>
    <dc:date>2026-03-14T11:32:27.222577900</dc:date>
    <meta:editing-duration>PT39M3S</meta:editing-duration>
    <meta:editing-cycles>9</meta:editing-cycles>
    <meta:generator>LibreOffice/25.2.7.2$Windows_X86_64 LibreOffice_project/5cbfd1ab6520636bb5f7b99185aa69bd7456825d</meta:generator>
    <meta:document-statistic meta:table-count="0" meta:image-count="1" meta:object-count="0" meta:page-count="1" meta:paragraph-count="18" meta:word-count="770" meta:character-count="4845" meta:non-whitespace-character-count="4082"/>
  </office:meta>
</office:document-meta>
</file>